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fo:margin-right="-0.0049in" table:align="margins" style:writing-mode="lr-tb"/>
    </style:style>
    <style:style style:name="Table5.A" style:family="table-column">
      <style:table-column-properties style:column-width="0.3389in" style:rel-column-width="3315*"/>
    </style:style>
    <style:style style:name="Table5.B" style:family="table-column">
      <style:table-column-properties style:column-width="2.5347in" style:rel-column-width="24800*"/>
    </style:style>
    <style:style style:name="Table5.C" style:family="table-column">
      <style:table-column-properties style:column-width="3.8243in" style:rel-column-width="37420*"/>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data-style-name="N0">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officeooo:rsid="005f8558" officeooo:paragraph-rsid="005f8558"/>
    </style:style>
    <style:style style:name="P5" style:family="paragraph" style:parent-style-name="Table_20_Contents">
      <style:text-properties officeooo:rsid="0060a44c" officeooo:paragraph-rsid="0060a44c"/>
    </style:style>
    <style:style style:name="P6" style:family="paragraph" style:parent-style-name="Title">
      <style:text-properties officeooo:rsid="0056032c" officeooo:paragraph-rsid="0056032c"/>
    </style:style>
    <style:style style:name="P7" style:family="paragraph" style:parent-style-name="Text_20_body">
      <style:text-properties officeooo:rsid="0058a061" officeooo:paragraph-rsid="0058a061"/>
    </style:style>
    <style:style style:name="P8" style:family="paragraph" style:parent-style-name="Standard" style:list-style-name="">
      <style:paragraph-properties fo:line-height="150%"/>
      <style:text-properties officeooo:rsid="001d4054" officeooo:paragraph-rsid="00376805"/>
    </style:style>
    <style:style style:name="P9" style:family="paragraph" style:parent-style-name="Standard">
      <style:text-properties officeooo:rsid="02044359" officeooo:paragraph-rsid="02044359"/>
    </style:style>
    <style:style style:name="P10" style:family="paragraph" style:parent-style-name="Standard">
      <style:text-properties officeooo:rsid="02068929" officeooo:paragraph-rsid="02068929"/>
    </style:style>
    <style:style style:name="P11" style:family="paragraph" style:parent-style-name="Standard">
      <style:text-properties officeooo:rsid="020bf88b" officeooo:paragraph-rsid="020bf88b"/>
    </style:style>
    <style:style style:name="P12" style:family="paragraph" style:parent-style-name="Standard">
      <style:text-properties officeooo:rsid="020bf88b" officeooo:paragraph-rsid="02079200"/>
    </style:style>
    <style:style style:name="P13" style:family="paragraph" style:parent-style-name="Standard">
      <style:text-properties fo:font-weight="bold" officeooo:rsid="020bf88b" officeooo:paragraph-rsid="020bf88b" style:font-weight-asian="bold" style:font-weight-complex="bold"/>
    </style:style>
    <style:style style:name="P14" style:family="paragraph" style:parent-style-name="Standard">
      <style:text-properties fo:font-weight="bold" officeooo:rsid="020d316c" officeooo:paragraph-rsid="020d316c" style:font-weight-asian="bold" style:font-weight-complex="bold"/>
    </style:style>
    <style:style style:name="P15" style:family="paragraph" style:parent-style-name="Standard">
      <style:text-properties fo:font-weight="bold" officeooo:rsid="02146c4e" officeooo:paragraph-rsid="02146c4e" style:font-weight-asian="bold" style:font-weight-complex="bold"/>
    </style:style>
    <style:style style:name="P16" style:family="paragraph" style:parent-style-name="Standard">
      <style:text-properties fo:font-weight="bold" officeooo:rsid="0212f169" officeooo:paragraph-rsid="0212f169" style:font-weight-asian="bold" style:font-weight-complex="bold"/>
    </style:style>
    <style:style style:name="P17" style:family="paragraph" style:parent-style-name="Standard">
      <style:text-properties officeooo:rsid="020d316c" officeooo:paragraph-rsid="020d316c"/>
    </style:style>
    <style:style style:name="P18" style:family="paragraph" style:parent-style-name="Standard">
      <style:text-properties officeooo:rsid="020f1d17" officeooo:paragraph-rsid="020f1d17"/>
    </style:style>
    <style:style style:name="P19" style:family="paragraph" style:parent-style-name="Standard">
      <style:text-properties officeooo:rsid="02189ed6" officeooo:paragraph-rsid="02189ed6"/>
    </style:style>
    <style:style style:name="P20" style:family="paragraph" style:parent-style-name="Standard">
      <style:text-properties officeooo:rsid="0225b933" officeooo:paragraph-rsid="0225b933"/>
    </style:style>
    <style:style style:name="P21" style:family="paragraph" style:parent-style-name="Standard">
      <style:text-properties officeooo:rsid="02282d16" officeooo:paragraph-rsid="02282d16"/>
    </style:style>
    <style:style style:name="P22" style:family="paragraph" style:parent-style-name="Text_20_body" style:list-style-name="L1">
      <style:text-properties officeooo:rsid="02002d11" officeooo:paragraph-rsid="02002d11"/>
    </style:style>
    <style:style style:name="P23" style:family="paragraph" style:parent-style-name="Text_20_body">
      <style:text-properties officeooo:rsid="0200f1ca" officeooo:paragraph-rsid="0200f1ca"/>
    </style:style>
    <style:style style:name="P24" style:family="paragraph" style:parent-style-name="Text_20_body">
      <style:text-properties officeooo:rsid="0200f1ca" officeooo:paragraph-rsid="0202bc0a"/>
    </style:style>
    <style:style style:name="P25" style:family="paragraph" style:parent-style-name="Text_20_body">
      <style:text-properties officeooo:rsid="02044359" officeooo:paragraph-rsid="02044359"/>
    </style:style>
    <style:style style:name="P26" style:family="paragraph" style:parent-style-name="Title" style:master-page-name="Standard">
      <style:paragraph-properties style:page-number="auto"/>
    </style:style>
    <style:style style:name="P27" style:family="paragraph" style:parent-style-name="Heading_20_2">
      <style:text-properties officeooo:rsid="001d4054" officeooo:paragraph-rsid="001d4054"/>
    </style:style>
    <style:style style:name="P28" style:family="paragraph" style:parent-style-name="Heading_20_2">
      <style:text-properties officeooo:paragraph-rsid="020bf88b"/>
    </style:style>
    <style:style style:name="P29" style:family="paragraph" style:parent-style-name="Heading_20_2">
      <style:paragraph-properties fo:break-before="page"/>
      <style:text-properties officeooo:rsid="001d4054" officeooo:paragraph-rsid="001d4054"/>
    </style:style>
    <style:style style:name="P30" style:family="paragraph" style:parent-style-name="Heading_20_3">
      <style:text-properties officeooo:rsid="0200f1ca" officeooo:paragraph-rsid="0200f1ca"/>
    </style:style>
    <style:style style:name="T1" style:family="text">
      <style:text-properties fo:color="#666666"/>
    </style:style>
    <style:style style:name="T2" style:family="text">
      <style:text-properties officeooo:rsid="006605a3"/>
    </style:style>
    <style:style style:name="T3" style:family="text">
      <style:text-properties officeooo:rsid="01fea124"/>
    </style:style>
    <style:style style:name="T4" style:family="text">
      <style:text-properties officeooo:rsid="0209b8ba"/>
    </style:style>
    <style:style style:name="T5" style:family="text">
      <style:text-properties officeooo:rsid="020c713e"/>
    </style:style>
    <style:style style:name="T6" style:family="text">
      <style:text-properties officeooo:rsid="020f1d17"/>
    </style:style>
    <style:style style:name="T7" style:family="text">
      <style:text-properties officeooo:rsid="0214b633"/>
    </style:style>
    <style:style style:name="T8" style:family="text">
      <style:text-properties officeooo:rsid="0214f4ef"/>
    </style:style>
    <style:style style:name="T9" style:family="text">
      <style:text-properties officeooo:rsid="02178e8f"/>
    </style:style>
    <style:style style:name="T10" style:family="text">
      <style:text-properties officeooo:rsid="021a317c"/>
    </style:style>
    <style:style style:name="T11" style:family="text">
      <style:text-properties officeooo:rsid="021c63bb"/>
    </style:style>
    <style:style style:name="T12" style:family="text">
      <style:text-properties officeooo:rsid="021dee2e"/>
    </style:style>
    <style:style style:name="T13" style:family="text">
      <style:text-properties officeooo:rsid="02249b9c"/>
    </style:style>
    <style:style style:name="T14" style:family="text">
      <style:text-properties officeooo:rsid="0225b933"/>
    </style:style>
    <style:style style:name="T15" style:family="text">
      <style:text-properties officeooo:rsid="02270e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ode"/>
        <text:sequence-decl text:display-outline-level="1" text:separation-character="." text:name="Tabel"/>
      </text:sequence-decls>
      <text:p text:style-name="P26">MODUL V<text:span text:style-name="T3">I</text:span> </text:p>
      <text:p text:style-name="P6">RANGKAIAN <text:span text:style-name="T3">SEKUENSIAL</text:span></text:p>
      <text:p text:style-name="Subtitle"/>
      <text:h text:style-name="Heading_20_1" text:outline-level="1">Akuisisi Data</text:h>
      <text:h text:style-name="Heading_20_2" text:outline-level="2">Tujuan</text:h>
      <text:p text:style-name="P7">Tujuan dari praktikum ini adalah sebagai berikut,</text:p>
      <text:list xml:id="list2832457444847308424" text:style-name="L1">
        <text:list-item>
          <text:p text:style-name="P22">Mempelajari dan memahami rangkaian sekuensial</text:p>
        </text:list-item>
        <text:list-item>
          <text:p text:style-name="P22">Melakukan suatu implementasi rangkaian sekuensial pada suatu studi kasus</text:p>
        </text:list-item>
      </text:list>
      <text:p text:style-name="Standard"/>
      <text:h text:style-name="Heading_20_2" text:outline-level="2">Alat dan Bahan</text:h>
      <text:p text:style-name="Text_20_body">Untuk praktikum ini, diperlukan alat dan bahan sebagai beriku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No</text:p>
            </table:table-cell>
            <table:table-cell table:style-name="Table5.A1" office:value-type="string">
              <text:p text:style-name="P2">Nama</text:p>
            </table:table-cell>
            <table:table-cell table:style-name="Table5.C1" office:value-type="string">
              <text:p text:style-name="P2">Jumlah</text:p>
            </table:table-cell>
          </table:table-row>
        </table:table-header-rows>
        <table:table-row>
          <table:table-cell table:style-name="Table5.A3" office:value-type="string">
            <text:p text:style-name="P3">1</text:p>
          </table:table-cell>
          <table:table-cell table:style-name="Table5.B3" office:value-type="string">
            <text:p text:style-name="Table_20_Contents">Komputer / Laptop </text:p>
          </table:table-cell>
          <table:table-cell table:style-name="Table5.C2" office:value-type="string">
            <text:p text:style-name="P3">1</text:p>
          </table:table-cell>
        </table:table-row>
        <table:table-row>
          <table:table-cell table:style-name="Table5.A3" office:value-type="string">
            <text:p text:style-name="P3">2</text:p>
          </table:table-cell>
          <table:table-cell table:style-name="Table5.B3" office:value-type="string">
            <text:p text:style-name="P4">Board FPGA Tipe A dan Tipe B</text:p>
          </table:table-cell>
          <table:table-cell table:style-name="Table5.C3" office:value-type="string">
            <text:p text:style-name="P3">1</text:p>
          </table:table-cell>
        </table:table-row>
        <table:table-row>
          <table:table-cell table:style-name="Table5.A4" office:value-type="string">
            <text:p text:style-name="P3">3</text:p>
          </table:table-cell>
          <table:table-cell table:style-name="Table5.B4" office:value-type="string">
            <text:p text:style-name="P5">Quartus Prime Lite software</text:p>
          </table:table-cell>
          <table:table-cell table:style-name="Table5.C4" office:value-type="float" office:value="1">
            <text:p text:style-name="P3">1</text:p>
          </table:table-cell>
        </table:table-row>
      </table:table>
      <text:h text:style-name="Heading_20_2" text:outline-level="2" text:is-list-header="true"/>
      <text:h text:style-name="P27" text:outline-level="2" text:is-list-header="true"/>
      <text:h text:style-name="P8" text:outline-level="2"/>
      <text:h text:style-name="P29" text:outline-level="2">Dasar Teori</text:h>
      <text:h text:style-name="P30" text:outline-level="3">Sistem Sekuensial</text:h>
      <text:p text:style-name="P23">Sistem Sekuensial didefinisikan sebagai sistem yang memiliki keadaan (state) diskrit dan terbatas, dimana kondisi tersebut dapat berubah karena sistem menerima serangkaian masukan yang berturutan. Karena secara mendasar yang berubah adalah keadaan (state), maka realisasinya disebut</text:p>
      <text:p text:style-name="P23">sebagai mesin keadaan (state machine). Dalam hal in ada mesin keadaan Moore dan Mealy.</text:p>
      <text:p text:style-name="P24">Mesin keadaan Moore (Gambar 6.3.1) menunjukkan diagram blok mesin keadaan, yang terdiri atas</text:p>
      <text:p text:style-name="P24">Register : adalah bagian utama yang menyimpan informasi keadaan (state) sistem.</text:p>
      <text:p text:style-name="P24">Next State Decoder, adalah bagian yang akan mengolah masukan (input) SERTA keadaan</text:p>
      <text:p text:style-name="P24">saat ini (current state), guna mengubah keadaan selanjutnya (next state).</text:p>
      <text:p text:style-name="P24">Output decoder, bertugas menghasilkan luaran (output) berdasar keadaan sistem saat ini.</text:p>
      <text:p text:style-name="P24"/>
      <text:h text:style-name="Heading_20_2" text:outline-level="2">Tugas Pendahuluan</text:h>
      <text:p text:style-name="P25">XXXX</text:p>
      <text:p text:style-name="P25"/>
      <text:h text:style-name="P28" text:outline-level="2">Praktikum</text:h>
      <text:p text:style-name="P13">Clock <text:span text:style-name="T5">dan buzzer (Verilog dan skematik</text:span></text:p>
      <text:p text:style-name="P9">Pengenalan clock dan buzzer <text:span text:style-name="T4">(Verilog),</text:span></text:p>
      <text:p text:style-name="P11">- implementasi counter dengan Verilog</text:p>
      <text:p text:style-name="P10">- menyalakan buzzer <text:span text:style-name="T12">(Verilog)</text:span></text:p>
      <text:p text:style-name="P18">- implementasi rangkaian pendeteksi bilangan, <text:span text:style-name="T11">buzzer menyala jika kombinasi tombol yang ditekan adalah prima (skematik)</text:span></text:p>
      <text:p text:style-name="P18">- <text:span text:style-name="T9">menyalakan LED secara periodik (Verilog)</text:span></text:p>
      <text:p text:style-name="P12"/>
      <text:p text:style-name="P14">Implementasi counter dengan flip-flop <text:span text:style-name="T6">(T flip-flop?) (skematik)</text:span></text:p>
      <text:p text:style-name="P19">counter jumlah berapa kali push button ditekan <text:span text:style-name="T10">(perlu rangkaian debouncer)</text:span></text:p>
      <text:p text:style-name="P17"/>
      <text:p text:style-name="P15"><text:span text:style-name="T7">Rangkaian time-m</text:span>ultiplexing <text:span text:style-name="T8">seven segment (Verilog dan skematik)</text:span></text:p>
      <text:p text:style-name="P17">- <text:span text:style-name="T14">menampilkan </text:span></text:p>
      <text:p text:style-name="P17"/>
      <text:p text:style-name="P16">Simulasi skoring tenis <text:span text:style-name="T13">(skematik)</text:span></text:p>
      <text:p text:style-name="P20">Buat <text:span text:style-name="T15">diagram transisi FSM</text:span></text:p>
      <text:p text:style-name="P21">implementasi rangkaian dengan skematik</text:p>
      <text:p text:style-name="P21"/>
      <text:p text:style-name="P17"/>
      <text:p text:style-name="P17"/>
      <text:p text:style-name="P17"/>
      <text:p text:style-name="P17"/>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in" fo:margin-bottom="0in" loext:contextual-spacing="false" fo:line-height="150%" fo:text-align="justify" style:justify-single-word="false" style:page-number="auto" fo:background-color="transparent" style:shadow="none">
        <style:tab-stops/>
      </style:paragraph-properties>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0835in" fo:margin-bottom="0.0417in" loext:contextual-spacing="false" style:page-number="auto" fo:background-color="transparent" style:shadow="none" fo:keep-with-next="always">
        <style:tab-stops/>
      </style:paragraph-properties>
      <style:text-properties style:font-name="Tahoma" fo:font-family="Tahoma" style:font-family-generic="swiss" style:font-pitch="variable" fo:font-size="14pt" fo:font-weight="bold" style:letter-kerning="true" style:font-size-asian="10.5pt" style:font-weight-asian="bold" style:font-name-complex="Arial" style:font-family-complex="Arial" style:font-family-generic-complex="swiss" style:font-pitch-complex="variable" style:font-size-complex="16pt" style:font-weight-complex="bold" text:display="none"/>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line-height="150%" fo:text-indent="0in" style:auto-text-indent="false" fo:keep-with-next="always"/>
      <style:text-properties style:font-name="Arial1" fo:font-family="Arial" style:font-style-name="Negreta" style:font-family-generic="swiss" style:font-pitch="variable" fo:font-size="14pt" fo:font-weight="bold" style:font-weight-asian="bold" style:font-name-complex="Arial" style:font-family-complex="Arial" style:font-family-generic-complex="swiss" style:font-pitch-complex="variable" style:font-size-complex="11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in" loext:contextual-spacing="false" fo:text-indent="-0.25in" style:auto-text-indent="fals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line-height="150%" fo:text-indent="0in" style:auto-text-indent="false" fo:keep-with-next="always">
        <style:tab-stops>
          <style:tab-stop style:position="0.5902in"/>
        </style:tab-stops>
      </style:paragraph-properties>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loext:graphic-properties draw:fill-image-width="0in" draw:fill-image-height="0in"/>
      <style:paragraph-properties fo:text-align="center" style:justify-single-word="false" text:number-lines="false" text:line-number="0"/>
    </style:style>
    <style:style style:name="Preformatted_20_Text" style:display-name="Preformatted Text" style:family="paragraph" style:parent-style-name="Standard" style:class="html">
      <loext:graphic-properties draw:fill="solid" draw:fill-color="#cccccc" draw:opacity="100%"/>
      <style:paragraph-properties fo:margin-top="0in" fo:margin-bottom="0in" loext:contextual-spacing="false" fo:background-color="#cccccc"/>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150%" fo:text-indent="0in" style:auto-text-indent="false"/>
      <style:text-properties fo:font-size="85%"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ambar" style:family="paragraph" style:parent-style-name="Text_20_body">
      <style:paragraph-properties fo:text-align="center" style:justify-single-word="false"/>
      <style:text-properties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Kode" style:family="paragraph" style:parent-style-name="Caption"/>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el" style:family="paragraph" style:parent-style-name="Caption"/>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MT1" style:family="text">
      <style:text-properties fo:color="#666666"/>
    </style:style>
    <style:style style:name="MT2" style:family="text">
      <style:text-properties officeooo:rsid="006605a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Laboratorium TF II</text:span><text:tab/><text:tab/><text:span text:style-name="MT2">V</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9T05:15:07</meta:creation-date>
    <meta:editing-duration>P3DT6H26M47S</meta:editing-duration>
    <meta:editing-cycles>633</meta:editing-cycles>
    <meta:generator>LibreOffice/5.1.6.2$Linux_X86_64 LibreOffice_project/10m0$Build-2</meta:generator>
    <dc:date>2017-03-14T06:53:11.104048625</dc:date>
    <meta:document-statistic meta:table-count="1" meta:image-count="0" meta:object-count="0" meta:page-count="2" meta:paragraph-count="46" meta:word-count="266" meta:character-count="1882" meta:non-whitespace-character-count="1654"/>
  </office:meta>
</office:document-meta>
</file>